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3.8165594554240001" table:style-name="ce1">
            <text:p>3.816559455</text:p>
          </table:table-cell>
          <table:table-cell office:value-type="float" office:value="5.5759555944960004" table:style-name="ce1">
            <text:p>5.575955594</text:p>
          </table:table-cell>
          <table:table-cell office:value-type="float" office:value="5.4825736933120002" table:style-name="ce1">
            <text:p>5.482573693</text:p>
          </table:table-cell>
          <table:table-cell office:value-type="float" office:value="5.5554275898559995" table:style-name="ce1">
            <text:p>5.55542759</text:p>
          </table:table-cell>
          <table:table-cell office:value-type="float" office:value="5.5977693819200001" table:style-name="ce1">
            <text:p>5.597769382</text:p>
          </table:table-cell>
          <table:table-cell office:value-type="float" office:value="4.4648653353599999" table:style-name="ce1">
            <text:p>4.4648653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1820418960320005" table:style-name="ce1">
            <text:p>5.182041896</text:p>
          </table:table-cell>
          <table:table-cell office:value-type="float" office:value="5.7858459471680002" table:style-name="ce1">
            <text:p>5.785845947</text:p>
          </table:table-cell>
          <table:table-cell office:value-type="float" office:value="4.7623547241280004" table:style-name="ce1">
            <text:p>4.762354724</text:p>
          </table:table-cell>
          <table:table-cell office:value-type="float" office:value="4.7974948989120003" table:style-name="ce1">
            <text:p>4.797494899</text:p>
          </table:table-cell>
          <table:table-cell office:value-type="float" office:value="4.9424549690240003" table:style-name="ce1">
            <text:p>4.942454969</text:p>
          </table:table-cell>
          <table:table-cell office:value-type="float" office:value="4.5942342092800006" table:style-name="ce1">
            <text:p>4.5942342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657675990079992" table:style-name="ce1">
            <text:p>4.465767599</text:p>
          </table:table-cell>
          <table:table-cell office:value-type="float" office:value="5.2461817249280003" table:style-name="ce1">
            <text:p>5.246181725</text:p>
          </table:table-cell>
          <table:table-cell office:value-type="float" office:value="4.8441510307200009" table:style-name="ce1">
            <text:p>4.844151031</text:p>
          </table:table-cell>
          <table:table-cell office:value-type="float" office:value="4.2365740538560006" table:style-name="ce1">
            <text:p>4.236574054</text:p>
          </table:table-cell>
          <table:table-cell office:value-type="float" office:value="3.4484939290240004" table:style-name="ce1">
            <text:p>3.448493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137183209000002" table:style-name="ce1">
            <text:p>0.311371832</text:p>
          </table:table-cell>
          <table:table-cell office:value-type="float" office:value="0.31140310953999994" table:style-name="ce1">
            <text:p>0.31140311</text:p>
          </table:table-cell>
          <table:table-cell office:value-type="float" office:value="0.33314147173000003" table:style-name="ce1">
            <text:p>0.333141472</text:p>
          </table:table-cell>
          <table:table-cell office:value-type="float" office:value="0.33443569971999998" table:style-name="ce1">
            <text:p>0.3344357</text:p>
          </table:table-cell>
          <table:table-cell office:value-type="float" office:value="0.32179898124" table:style-name="ce1">
            <text:p>0.321798981</text:p>
          </table:table-cell>
          <table:table-cell office:value-type="float" office:value="0.34481803558000002" table:style-name="ce1">
            <text:p>0.344818036</text:p>
          </table:table-cell>
          <table:table-cell office:value-type="float" office:value="0.29387783706999993" table:style-name="ce1">
            <text:p>0.293877837</text:p>
          </table:table-cell>
          <table:table-cell office:value-type="float" office:value="0.28558317822999996" table:style-name="ce1">
            <text:p>0.285583178</text:p>
          </table:table-cell>
          <table:table-cell office:value-type="float" office:value="0.30940926982999994" table:style-name="ce1">
            <text:p>0.30940927</text:p>
          </table:table-cell>
          <table:table-cell office:value-type="float" office:value="0.27358440905999998" table:style-name="ce1">
            <text:p>0.273584409</text:p>
          </table:table-cell>
          <table:table-cell office:value-type="float" office:value="0.28089800221999994" table:style-name="ce1">
            <text:p>0.280898002</text:p>
          </table:table-cell>
          <table:table-cell office:value-type="float" office:value="0.27137287804999999" table:style-name="ce1">
            <text:p>0.271372878</text:p>
          </table:table-cell>
          <table:table-cell office:value-type="float" office:value="0.28437387164" table:style-name="ce1">
            <text:p>0.284373872</text:p>
          </table:table-cell>
          <table:table-cell office:value-type="float" office:value="0.28306284691999994" table:style-name="ce1">
            <text:p>0.283062847</text:p>
          </table:table-cell>
          <table:table-cell office:value-type="float" office:value="0.30461609415999996" table:style-name="ce1">
            <text:p>0.304616094</text:p>
          </table:table-cell>
          <table:table-cell office:value-type="float" office:value="0.30703828536" table:style-name="ce1">
            <text:p>0.307038285</text:p>
          </table:table-cell>
          <table:table-cell office:value-type="float" office:value="0.30565173843999999" table:style-name="ce1">
            <text:p>0.305651738</text:p>
          </table:table-cell>
          <table:table-cell office:value-type="float" office:value="0.30915640034999997" table:style-name="ce1">
            <text:p>0.3091564</text:p>
          </table:table-cell>
          <table:table-cell office:value-type="float" office:value="0.31571838083999992" table:style-name="ce1">
            <text:p>0.315718381</text:p>
          </table:table-cell>
          <table:table-cell office:value-type="float" office:value="0.32227132358999999" table:style-name="ce1">
            <text:p>0.3222713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305220691000002" table:style-name="ce1">
            <text:p>0.693052207</text:p>
          </table:table-cell>
          <table:table-cell office:value-type="float" office:value="0.69312182446000004" table:style-name="ce1">
            <text:p>0.693121824</text:p>
          </table:table-cell>
          <table:table-cell office:value-type="float" office:value="0.74150721127000019" table:style-name="ce1">
            <text:p>0.741507211</text:p>
          </table:table-cell>
          <table:table-cell office:value-type="float" office:value="0.74438791228000012" table:style-name="ce1">
            <text:p>0.744387912</text:p>
          </table:table-cell>
          <table:table-cell office:value-type="float" office:value="0.71626102276000003" table:style-name="ce1">
            <text:p>0.716261023</text:p>
          </table:table-cell>
          <table:table-cell office:value-type="float" office:value="0.76749698242000008" table:style-name="ce1">
            <text:p>0.767496982</text:p>
          </table:table-cell>
          <table:table-cell office:value-type="float" office:value="0.65411395992999999" table:style-name="ce1">
            <text:p>0.65411396</text:p>
          </table:table-cell>
          <table:table-cell office:value-type="float" office:value="0.63565165477000007" table:style-name="ce1">
            <text:p>0.635651655</text:p>
          </table:table-cell>
          <table:table-cell office:value-type="float" office:value="0.68868392317000005" table:style-name="ce1">
            <text:p>0.688683923</text:p>
          </table:table-cell>
          <table:table-cell office:value-type="float" office:value="0.60894471694000007" table:style-name="ce1">
            <text:p>0.608944717</text:p>
          </table:table-cell>
          <table:table-cell office:value-type="float" office:value="0.6252233597800001" table:style-name="ce1">
            <text:p>0.62522336</text:p>
          </table:table-cell>
          <table:table-cell office:value-type="float" office:value="0.60402227694999999" table:style-name="ce1">
            <text:p>0.604022277</text:p>
          </table:table-cell>
          <table:table-cell office:value-type="float" office:value="0.63295997236000001" table:style-name="ce1">
            <text:p>0.632959972</text:p>
          </table:table-cell>
          <table:table-cell office:value-type="float" office:value="0.63004188508000014" table:style-name="ce1">
            <text:p>0.630041885</text:p>
          </table:table-cell>
          <table:table-cell office:value-type="float" office:value="0.67801524184000006" table:style-name="ce1">
            <text:p>0.678015242</text:p>
          </table:table-cell>
          <table:table-cell office:value-type="float" office:value="0.6834065706400001" table:style-name="ce1">
            <text:p>0.683406571</text:p>
          </table:table-cell>
          <table:table-cell office:value-type="float" office:value="0.68032038556000007" table:style-name="ce1">
            <text:p>0.680320386</text:p>
          </table:table-cell>
          <table:table-cell office:value-type="float" office:value="0.68812108464999999" table:style-name="ce1">
            <text:p>0.688121085</text:p>
          </table:table-cell>
          <table:table-cell office:value-type="float" office:value="0.70272678316000003" table:style-name="ce1">
            <text:p>0.702726783</text:p>
          </table:table-cell>
          <table:table-cell office:value-type="float" office:value="0.71731236540999999" table:style-name="ce1">
            <text:p>0.717312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807212609079998" table:style-name="ce1">
            <text:p>1.980721261</text:p>
          </table:table-cell>
          <table:table-cell office:value-type="float" office:value="1.9809202258479996" table:style-name="ce1">
            <text:p>1.980920226</text:p>
          </table:table-cell>
          <table:table-cell office:value-type="float" office:value="2.1192042588760005" table:style-name="ce1">
            <text:p>2.119204259</text:p>
          </table:table-cell>
          <table:table-cell office:value-type="float" office:value="2.1274372188640003" table:style-name="ce1">
            <text:p>2.127437219</text:p>
          </table:table-cell>
          <table:table-cell office:value-type="float" office:value="2.0470513838880002" table:style-name="ce1">
            <text:p>2.047051384</text:p>
          </table:table-cell>
          <table:table-cell office:value-type="float" office:value="2.1934822714959998" table:style-name="ce1">
            <text:p>2.193482271</text:p>
          </table:table-cell>
          <table:table-cell office:value-type="float" office:value="1.8694368796839997" table:style-name="ce1">
            <text:p>1.86943688</text:p>
          </table:table-cell>
          <table:table-cell office:value-type="float" office:value="1.8166721466759999" table:style-name="ce1">
            <text:p>1.816672147</text:p>
          </table:table-cell>
          <table:table-cell office:value-type="float" office:value="1.968236832596" table:style-name="ce1">
            <text:p>1.968236833</text:p>
          </table:table-cell>
          <table:table-cell office:value-type="float" office:value="1.7403444924720002" table:style-name="ce1">
            <text:p>1.740344492</text:p>
          </table:table-cell>
          <table:table-cell office:value-type="float" office:value="1.7868683818639999" table:style-name="ce1">
            <text:p>1.786868382</text:p>
          </table:table-cell>
          <table:table-cell office:value-type="float" office:value="1.7262763016599998" table:style-name="ce1">
            <text:p>1.726276302</text:p>
          </table:table-cell>
          <table:table-cell office:value-type="float" office:value="1.8089793963679999" table:style-name="ce1">
            <text:p>1.808979396</text:p>
          </table:table-cell>
          <table:table-cell office:value-type="float" office:value="1.800639587504" table:style-name="ce1">
            <text:p>1.800639588</text:p>
          </table:table-cell>
          <table:table-cell office:value-type="float" office:value="1.9377460505920001" table:style-name="ce1">
            <text:p>1.937746051</text:p>
          </table:table-cell>
          <table:table-cell office:value-type="float" office:value="1.9531543120319999" table:style-name="ce1">
            <text:p>1.953154312</text:p>
          </table:table-cell>
          <table:table-cell office:value-type="float" office:value="1.9443340845279999" table:style-name="ce1">
            <text:p>1.944334085</text:p>
          </table:table-cell>
          <table:table-cell office:value-type="float" office:value="1.9666282564199997" table:style-name="ce1">
            <text:p>1.966628256</text:p>
          </table:table-cell>
          <table:table-cell office:value-type="float" office:value="2.0083709194080002" table:style-name="ce1">
            <text:p>2.008370919</text:p>
          </table:table-cell>
          <table:table-cell office:value-type="float" office:value="2.0500560907080003" table:style-name="ce1">
            <text:p>2.05005609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29.625716736284001" table:style-name="ce1">
            <text:p>29.62571674</text:p>
          </table:table-cell>
          <table:table-cell office:value-type="float" office:value="27.990006127356999" table:style-name="ce1">
            <text:p>27.99000613</text:p>
          </table:table-cell>
          <table:table-cell office:value-type="float" office:value="26.879744381082002" table:style-name="ce1">
            <text:p>26.87974438</text:p>
          </table:table-cell>
          <table:table-cell office:value-type="float" office:value="26.657558284328005" table:style-name="ce1">
            <text:p>26.65755828</text:p>
          </table:table-cell>
          <table:table-cell office:value-type="float" office:value="27.023857380174999" table:style-name="ce1">
            <text:p>27.02385738</text:p>
          </table:table-cell>
          <table:table-cell office:value-type="float" office:value="29.611604369668999" table:style-name="ce1">
            <text:p>29.61160437</text:p>
          </table:table-cell>
          <table:table-cell office:value-type="float" office:value="29.400691274497998" table:style-name="ce1">
            <text:p>29.40069127</text:p>
          </table:table-cell>
          <table:table-cell office:value-type="float" office:value="29.128952516957" table:style-name="ce1">
            <text:p>29.12895252</text:p>
          </table:table-cell>
          <table:table-cell office:value-type="float" office:value="26.514424686895005" table:style-name="ce1">
            <text:p>26.51442469</text:p>
          </table:table-cell>
          <table:table-cell office:value-type="float" office:value="29.001669593927005" table:style-name="ce1">
            <text:p>29.00166959</text:p>
          </table:table-cell>
          <table:table-cell office:value-type="float" office:value="29.136241516862004" table:style-name="ce1">
            <text:p>29.13624152</text:p>
          </table:table-cell>
          <table:table-cell office:value-type="float" office:value="28.947403979598004" table:style-name="ce1">
            <text:p>28.94740398</text:p>
          </table:table-cell>
          <table:table-cell office:value-type="float" office:value="26.270440069697003" table:style-name="ce1">
            <text:p>26.27044007</text:p>
          </table:table-cell>
          <table:table-cell office:value-type="float" office:value="25.624815131282997" table:style-name="ce1">
            <text:p>25.62481513</text:p>
          </table:table-cell>
          <table:table-cell office:value-type="float" office:value="16.465797429436002" table:style-name="ce1">
            <text:p>16.46579743</text:p>
          </table:table-cell>
          <table:table-cell office:value-type="float" office:value="16.668071303572003" table:style-name="ce1">
            <text:p>16.6680713</text:p>
          </table:table-cell>
          <table:table-cell office:value-type="float" office:value="16.629429072691" table:style-name="ce1">
            <text:p>16.62942907</text:p>
          </table:table-cell>
          <table:table-cell office:value-type="float" office:value="30.617755396825004" table:style-name="ce1">
            <text:p>30.6177554</text:p>
          </table:table-cell>
          <table:table-cell office:value-type="float" office:value="31.140243705896005" table:style-name="ce1">
            <text:p>31.14024371</text:p>
          </table:table-cell>
          <table:table-cell office:value-type="float" office:value="28.428511233189003" table:style-name="ce1">
            <text:p>28.4285112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694998410813612" table:style-name="ce1">
            <text:p>0.936949984</text:p>
          </table:table-cell>
          <table:table-cell office:value-type="float" office:value="0.937044101385616" table:style-name="ce1">
            <text:p>0.937044101</text:p>
          </table:table-cell>
          <table:table-cell office:value-type="float" office:value="1.0024572174227921" table:style-name="ce1">
            <text:p>1.002457217</text:p>
          </table:table-cell>
          <table:table-cell office:value-type="float" office:value="1.0063516913922881" table:style-name="ce1">
            <text:p>1.006351691</text:p>
          </table:table-cell>
          <table:table-cell office:value-type="float" office:value="0.96832641952329612" table:style-name="ce1">
            <text:p>0.96832642</text:p>
          </table:table-cell>
          <table:table-cell office:value-type="float" office:value="1.0375932787028321" table:style-name="ce1">
            <text:p>1.037593279</text:p>
          </table:table-cell>
          <table:table-cell office:value-type="float" office:value="0.88430863439672813" table:style-name="ce1">
            <text:p>0.884308634</text:p>
          </table:table-cell>
          <table:table-cell office:value-type="float" office:value="0.85934909621039213" table:style-name="ce1">
            <text:p>0.859349096</text:p>
          </table:table-cell>
          <table:table-cell office:value-type="float" office:value="0.93104441901903212" table:style-name="ce1">
            <text:p>0.931044419</text:p>
          </table:table-cell>
          <table:table-cell office:value-type="float" office:value="0.82324348378382417" table:style-name="ce1">
            <text:p>0.823243484</text:p>
          </table:table-cell>
          <table:table-cell office:value-type="float" office:value="0.84525088773828805" table:style-name="ce1">
            <text:p>0.845250888</text:p>
          </table:table-cell>
          <table:table-cell office:value-type="float" office:value="0.81658874441972018" table:style-name="ce1">
            <text:p>0.816588744</text:p>
          </table:table-cell>
          <table:table-cell office:value-type="float" office:value="0.85571016004745615" table:style-name="ce1">
            <text:p>0.85571016</text:p>
          </table:table-cell>
          <table:table-cell office:value-type="float" office:value="0.85176514287516814" table:style-name="ce1">
            <text:p>0.851765143</text:p>
          </table:table-cell>
          <table:table-cell office:value-type="float" office:value="0.9166212277248641" table:style-name="ce1">
            <text:p>0.916621228</text:p>
          </table:table-cell>
          <table:table-cell office:value-type="float" office:value="0.92390986670534403" table:style-name="ce1">
            <text:p>0.923909867</text:p>
          </table:table-cell>
          <table:table-cell office:value-type="float" office:value="0.91973759495017604" table:style-name="ce1">
            <text:p>0.919737595</text:p>
          </table:table-cell>
          <table:table-cell office:value-type="float" office:value="0.93028350701964002" table:style-name="ce1">
            <text:p>0.930283507</text:p>
          </table:table-cell>
          <table:table-cell office:value-type="float" office:value="0.95002922601513606" table:style-name="ce1">
            <text:p>0.950029226</text:p>
          </table:table-cell>
          <table:table-cell office:value-type="float" office:value="0.96974774945973607" table:style-name="ce1">
            <text:p>0.9697477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48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69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89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1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1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6.3365204224624767" table:style-name="ce1">
            <text:p>6.336520422</text:p>
          </table:table-cell>
          <table:table-cell office:value-type="float" office:value="8.0941755955419676" table:style-name="ce1">
            <text:p>8.094175596</text:p>
          </table:table-cell>
          <table:table-cell office:value-type="float" office:value="7.9845198994598103" table:style-name="ce1">
            <text:p>7.984519899</text:p>
          </table:table-cell>
          <table:table-cell office:value-type="float" office:value="8.0370329431616501" table:style-name="ce1">
            <text:p>8.037032943</text:p>
          </table:table-cell>
          <table:table-cell office:value-type="float" office:value="8.0766347943726977" table:style-name="ce1">
            <text:p>8.076634794</text:p>
          </table:table-cell>
          <table:table-cell office:value-type="float" office:value="6.9929837376387303" table:style-name="ce1">
            <text:p>6.992983738</text:p>
          </table:table-cell>
          <table:table-cell office:value-type="float" office:value="2.6094165723999998" table:style-name="ce1">
            <text:p>2.609416572</text:p>
          </table:table-cell>
          <table:table-cell office:value-type="float" office:value="7.7129751253626671" table:style-name="ce1">
            <text:p>7.712975125</text:p>
          </table:table-cell>
          <table:table-cell office:value-type="float" office:value="8.298185140935745" table:style-name="ce1">
            <text:p>8.298185141</text:p>
          </table:table-cell>
          <table:table-cell office:value-type="float" office:value="7.2801692345840001" table:style-name="ce1">
            <text:p>7.280169235</text:p>
          </table:table-cell>
          <table:table-cell office:value-type="float" office:value="7.2901934397709214" table:style-name="ce1">
            <text:p>7.29019344</text:p>
          </table:table-cell>
          <table:table-cell office:value-type="float" office:value="7.439651818913271" table:style-name="ce1">
            <text:p>7.439651819</text:p>
          </table:table-cell>
          <table:table-cell office:value-type="float" office:value="7.1028267822304771" table:style-name="ce1">
            <text:p>7.102826782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7.0720326904144768" table:style-name="ce1">
            <text:p>7.07203269</text:p>
          </table:table-cell>
          <table:table-cell office:value-type="float" office:value="7.8311058692443183" table:style-name="ce1">
            <text:p>7.831105869</text:p>
          </table:table-cell>
          <table:table-cell office:value-type="float" office:value="7.3855514124044452" table:style-name="ce1">
            <text:p>7.385551412</text:p>
          </table:table-cell>
          <table:table-cell office:value-type="float" office:value="6.778714360406096" table:style-name="ce1">
            <text:p>6.77871436</text:p>
          </table:table-cell>
          <table:table-cell office:value-type="float" office:value="6.0033445135767636" table:style-name="ce1">
            <text:p>6.00334451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3834495746800002" table:style-name="ce1">
            <text:p>6.383449575</text:p>
          </table:table-cell>
          <table:table-cell office:value-type="float" office:value="6.4489339228100002" table:style-name="ce1">
            <text:p>6.448933923</text:p>
          </table:table-cell>
          <table:table-cell office:value-type="float" office:value="6.4049834003399999" table:style-name="ce1">
            <text:p>6.4049834</text:p>
          </table:table-cell>
          <table:table-cell office:value-type="float" office:value="6.35756879896" table:style-name="ce1">
            <text:p>6.357568799</text:p>
          </table:table-cell>
          <table:table-cell office:value-type="float" office:value="6.3524722845099992" table:style-name="ce1">
            <text:p>6.352472285</text:p>
          </table:table-cell>
          <table:table-cell office:value-type="float" office:value="6.4293398609699999" table:style-name="ce1">
            <text:p>6.429339861</text:p>
          </table:table-cell>
          <table:table-cell office:value-type="float" office:value="6.4532864348199999" table:style-name="ce1">
            <text:p>6.453286435</text:p>
          </table:table-cell>
          <table:table-cell office:value-type="float" office:value="6.4647493565699996" table:style-name="ce1">
            <text:p>6.464749357</text:p>
          </table:table-cell>
          <table:table-cell office:value-type="float" office:value="6.4427159456299998" table:style-name="ce1">
            <text:p>6.442715946</text:p>
          </table:table-cell>
          <table:table-cell office:value-type="float" office:value="6.4156580426700005" table:style-name="ce1">
            <text:p>6.415658043</text:p>
          </table:table-cell>
          <table:table-cell office:value-type="float" office:value="6.3549382216600003" table:style-name="ce1">
            <text:p>6.354938222</text:p>
          </table:table-cell>
          <table:table-cell office:value-type="float" office:value="6.3718130107799995" table:style-name="ce1">
            <text:p>6.371813011</text:p>
          </table:table-cell>
          <table:table-cell office:value-type="float" office:value="6.3861826526100005" table:style-name="ce1">
            <text:p>6.386182653</text:p>
          </table:table-cell>
          <table:table-cell office:value-type="float" office:value="6.4486613551099996" table:style-name="ce1">
            <text:p>6.448661355</text:p>
          </table:table-cell>
          <table:table-cell office:value-type="float" office:value="6.62229856044" table:style-name="ce1">
            <text:p>6.62229856</text:p>
          </table:table-cell>
          <table:table-cell office:value-type="float" office:value="6.6226384245200007" table:style-name="ce1">
            <text:p>6.622638425</text:p>
          </table:table-cell>
          <table:table-cell office:value-type="float" office:value="6.6008172743100006" table:style-name="ce1">
            <text:p>6.600817274</text:p>
          </table:table-cell>
          <table:table-cell office:value-type="float" office:value="6.4772323270900003" table:style-name="ce1">
            <text:p>6.477232327</text:p>
          </table:table-cell>
          <table:table-cell office:value-type="float" office:value="6.4549614884000004" table:style-name="ce1">
            <text:p>6.454961488</text:p>
          </table:table-cell>
          <table:table-cell office:value-type="float" office:value="6.4551342432100007" table:style-name="ce1">
            <text:p>6.4551342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2710244872700001" table:style-name="ce1">
            <text:p>3.271024487</text:p>
          </table:table-cell>
          <table:table-cell office:value-type="float" office:value="2.7130680685159998" table:style-name="ce1">
            <text:p>2.713068069</text:p>
          </table:table-cell>
          <table:table-cell office:value-type="float" office:value="3.6889858761780001" table:style-name="ce1">
            <text:p>3.688985876</text:p>
          </table:table-cell>
          <table:table-cell office:value-type="float" office:value="3.6824832788739998" table:style-name="ce1">
            <text:p>3.682483279</text:p>
          </table:table-cell>
          <table:table-cell office:value-type="float" office:value="3.3838335570000004" table:style-name="ce1">
            <text:p>3.383833557</text:p>
          </table:table-cell>
          <table:table-cell office:value-type="float" office:value="3.6843289460539999" table:style-name="ce1">
            <text:p>3.684328946</text:p>
          </table:table-cell>
          <table:table-cell office:value-type="float" office:value="2.9431648656280003" table:style-name="ce1">
            <text:p>2.943164866</text:p>
          </table:table-cell>
          <table:table-cell office:value-type="float" office:value="2.8763733433060001" table:style-name="ce1">
            <text:p>2.876373343</text:p>
          </table:table-cell>
          <table:table-cell office:value-type="float" office:value="4.5019370652840003" table:style-name="ce1">
            <text:p>4.501937065</text:p>
          </table:table-cell>
          <table:table-cell office:value-type="float" office:value="3.9026041475620006" table:style-name="ce1">
            <text:p>3.902604148</text:p>
          </table:table-cell>
          <table:table-cell office:value-type="float" office:value="3.4109309310100002" table:style-name="ce1">
            <text:p>3.410930931</text:p>
          </table:table-cell>
          <table:table-cell office:value-type="float" office:value="2.9598734671039999" table:style-name="ce1">
            <text:p>2.9598734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869108111920008" table:style-name="ce1">
            <text:p>4.686910811</text:p>
          </table:table-cell>
          <table:table-cell office:value-type="float" office:value="4.917894398894" table:style-name="ce1">
            <text:p>4.917894399</text:p>
          </table:table-cell>
          <table:table-cell office:value-type="float" office:value="4.9203371733820003" table:style-name="ce1">
            <text:p>4.920337173</text:p>
          </table:table-cell>
          <table:table-cell office:value-type="float" office:value="4.9976116467000002" table:style-name="ce1">
            <text:p>4.997611647</text:p>
          </table:table-cell>
          <table:table-cell office:value-type="float" office:value="5.0318719219800006" table:style-name="ce1">
            <text:p>5.031871922</text:p>
          </table:table-cell>
          <table:table-cell office:value-type="float" office:value="5.7902582166320009" table:style-name="ce1">
            <text:p>5.7902582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1.450510404395999" table:style-name="ce1">
            <text:p>11.4505104</text:p>
          </table:table-cell>
          <table:table-cell office:value-type="float" office:value="16.729083305034003" table:style-name="ce1">
            <text:p>16.72908331</text:p>
          </table:table-cell>
          <table:table-cell office:value-type="float" office:value="16.448917194598003" table:style-name="ce1">
            <text:p>16.44891719</text:p>
          </table:table-cell>
          <table:table-cell office:value-type="float" office:value="16.667494805099" table:style-name="ce1">
            <text:p>16.66749481</text:p>
          </table:table-cell>
          <table:table-cell office:value-type="float" office:value="16.794529434305002" table:style-name="ce1">
            <text:p>16.79452943</text:p>
          </table:table-cell>
          <table:table-cell office:value-type="float" office:value="13.395569719439999" table:style-name="ce1">
            <text:p>13.395569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47256127102999" table:style-name="ce1">
            <text:p>15.54725613</text:p>
          </table:table-cell>
          <table:table-cell office:value-type="float" office:value="17.358800230697003" table:style-name="ce1">
            <text:p>17.35880023</text:p>
          </table:table-cell>
          <table:table-cell office:value-type="float" office:value="14.288102896537" table:style-name="ce1">
            <text:p>14.2881029</text:p>
          </table:table-cell>
          <table:table-cell office:value-type="float" office:value="14.393531100122999" table:style-name="ce1">
            <text:p>14.3935311</text:p>
          </table:table-cell>
          <table:table-cell office:value-type="float" office:value="14.828442988796001" table:style-name="ce1">
            <text:p>14.82844299</text:p>
          </table:table-cell>
          <table:table-cell office:value-type="float" office:value="13.78370461237" table:style-name="ce1">
            <text:p>13.783704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398276707556999" table:style-name="ce1">
            <text:p>13.39827671</text:p>
          </table:table-cell>
          <table:table-cell office:value-type="float" office:value="15.739689630362001" table:style-name="ce1">
            <text:p>15.73968963</text:p>
          </table:table-cell>
          <table:table-cell office:value-type="float" office:value="14.533509691379999" table:style-name="ce1">
            <text:p>14.53350969</text:p>
          </table:table-cell>
          <table:table-cell office:value-type="float" office:value="12.710645986098999" table:style-name="ce1">
            <text:p>12.71064599</text:p>
          </table:table-cell>
          <table:table-cell office:value-type="float" office:value="10.346233391296" table:style-name="ce1">
            <text:p>10.346233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836689368477877" table:style-name="ce1">
            <text:p>89.83668937</text:p>
          </table:table-cell>
          <table:table-cell office:value-type="float" office:value="89.845713535930386" table:style-name="ce1">
            <text:p>89.84571354</text:p>
          </table:table-cell>
          <table:table-cell office:value-type="float" office:value="96.117664112019213" table:style-name="ce1">
            <text:p>96.11766411</text:p>
          </table:table-cell>
          <table:table-cell office:value-type="float" office:value="96.49107467149571" table:style-name="ce1">
            <text:p>96.49107467</text:p>
          </table:table-cell>
          <table:table-cell office:value-type="float" office:value="92.845129633972704" table:style-name="ce1">
            <text:p>92.84512963</text:p>
          </table:table-cell>
          <table:table-cell office:value-type="float" office:value="99.486585410029164" table:style-name="ce1">
            <text:p>99.48658541</text:p>
          </table:table-cell>
          <table:table-cell office:value-type="float" office:value="84.78932327968127" table:style-name="ce1">
            <text:p>84.78932328</text:p>
          </table:table-cell>
          <table:table-cell office:value-type="float" office:value="82.396148953331618" table:style-name="ce1">
            <text:p>82.39614895</text:p>
          </table:table-cell>
          <table:table-cell office:value-type="float" office:value="89.270451057162973" table:style-name="ce1">
            <text:p>89.27045106</text:p>
          </table:table-cell>
          <table:table-cell office:value-type="float" office:value="78.934265001340179" table:style-name="ce1">
            <text:p>78.934265</text:p>
          </table:table-cell>
          <table:table-cell office:value-type="float" office:value="81.044382333649708" table:style-name="ce1">
            <text:p>81.04438233</text:p>
          </table:table-cell>
          <table:table-cell office:value-type="float" office:value="78.296194245550282" table:style-name="ce1">
            <text:p>78.29619425</text:p>
          </table:table-cell>
          <table:table-cell office:value-type="float" office:value="82.04723990960855" table:style-name="ce1">
            <text:p>82.04723991</text:p>
          </table:table-cell>
          <table:table-cell office:value-type="float" office:value="81.668983158892843" table:style-name="ce1">
            <text:p>81.66898316</text:p>
          </table:table-cell>
          <table:table-cell office:value-type="float" office:value="87.887524383939137" table:style-name="ce1">
            <text:p>87.88752438</text:p>
          </table:table-cell>
          <table:table-cell office:value-type="float" office:value="88.586374801438666" table:style-name="ce1">
            <text:p>88.5863748</text:p>
          </table:table-cell>
          <table:table-cell office:value-type="float" office:value="88.186328391425832" table:style-name="ce1">
            <text:p>88.18632839</text:p>
          </table:table-cell>
          <table:table-cell office:value-type="float" office:value="89.197493174370351" table:style-name="ce1">
            <text:p>89.19749317</text:p>
          </table:table-cell>
          <table:table-cell office:value-type="float" office:value="91.090755277320866" table:style-name="ce1">
            <text:p>91.09075528</text:p>
          </table:table-cell>
          <table:table-cell office:value-type="float" office:value="92.981409812226275" table:style-name="ce1">
            <text:p>92.9814098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2119317520938102" table:style-name="ce1">
            <text:p>3.211931752</text:p>
          </table:table-cell>
          <table:table-cell office:value-type="float" office:value="3.2122543931158596" table:style-name="ce1">
            <text:p>3.212254393</text:p>
          </table:table-cell>
          <table:table-cell office:value-type="float" office:value="3.4364954164305703" table:style-name="ce1">
            <text:p>3.436495416</text:p>
          </table:table-cell>
          <table:table-cell office:value-type="float" office:value="3.4498459626374802" table:style-name="ce1">
            <text:p>3.449845963</text:p>
          </table:table-cell>
          <table:table-cell office:value-type="float" office:value="3.3194925046111603" table:style-name="ce1">
            <text:p>3.319492505</text:p>
          </table:table-cell>
          <table:table-cell office:value-type="float" office:value="3.5569444458302204" table:style-name="ce1">
            <text:p>3.556944446</text:p>
          </table:table-cell>
          <table:table-cell office:value-type="float" office:value="3.0314732929486299" table:style-name="ce1">
            <text:p>3.031473293</text:p>
          </table:table-cell>
          <table:table-cell office:value-type="float" office:value="2.9459101410390702" table:style-name="ce1">
            <text:p>2.945910141</text:p>
          </table:table-cell>
          <table:table-cell office:value-type="float" office:value="3.1916870360634704" table:style-name="ce1">
            <text:p>3.191687036</text:p>
          </table:table-cell>
          <table:table-cell office:value-type="float" office:value="2.8221374182515402" table:style-name="ce1">
            <text:p>2.822137418</text:p>
          </table:table-cell>
          <table:table-cell office:value-type="float" office:value="2.89758043460998" table:style-name="ce1">
            <text:p>2.897580435</text:p>
          </table:table-cell>
          <table:table-cell office:value-type="float" office:value="2.7993244771274504" table:style-name="ce1">
            <text:p>2.799324477</text:p>
          </table:table-cell>
          <table:table-cell office:value-type="float" office:value="2.9334355974247601" table:style-name="ce1">
            <text:p>2.933435597</text:p>
          </table:table-cell>
          <table:table-cell office:value-type="float" office:value="2.91991178536228" table:style-name="ce1">
            <text:p>2.919911785</text:p>
          </table:table-cell>
          <table:table-cell office:value-type="float" office:value="3.1422432643674401" table:style-name="ce1">
            <text:p>3.142243264</text:p>
          </table:table-cell>
          <table:table-cell office:value-type="float" office:value="3.1672292604882406" table:style-name="ce1">
            <text:p>3.16722926</text:p>
          </table:table-cell>
          <table:table-cell office:value-type="float" office:value="3.15292640282596" table:style-name="ce1">
            <text:p>3.152926403</text:p>
          </table:table-cell>
          <table:table-cell office:value-type="float" office:value="3.1890785731781501" table:style-name="ce1">
            <text:p>3.189078573</text:p>
          </table:table-cell>
          <table:table-cell office:value-type="float" office:value="3.2567683654075603" table:style-name="ce1">
            <text:p>3.256768365</text:p>
          </table:table-cell>
          <table:table-cell office:value-type="float" office:value="3.3243649292673103" table:style-name="ce1">
            <text:p>3.324364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6.9493229320000012" table:style-name="ce1">
            <text:p>6.949322932</text:p>
          </table:table-cell>
          <table:table-cell office:value-type="float" office:value="7.0206122689999999" table:style-name="ce1">
            <text:p>7.020612269</text:p>
          </table:table-cell>
          <table:table-cell office:value-type="float" office:value="6.9727656659999999" table:style-name="ce1">
            <text:p>6.972765666</text:p>
          </table:table-cell>
          <table:table-cell office:value-type="float" office:value="6.9211479040000006" table:style-name="ce1">
            <text:p>6.921147904</text:p>
          </table:table-cell>
          <table:table-cell office:value-type="float" office:value="6.9155995990000001" table:style-name="ce1">
            <text:p>6.915599599</text:p>
          </table:table-cell>
          <table:table-cell office:value-type="float" office:value="6.9992812530000004" table:style-name="ce1">
            <text:p>6.999281253</text:p>
          </table:table-cell>
          <table:table-cell office:value-type="float" office:value="7.0253506179999992" table:style-name="ce1">
            <text:p>7.025350618</text:p>
          </table:table-cell>
          <table:table-cell office:value-type="float" office:value="7.0378296929999999" table:style-name="ce1">
            <text:p>7.037829693</text:p>
          </table:table-cell>
          <table:table-cell office:value-type="float" office:value="7.0138430869999997" table:style-name="ce1">
            <text:p>7.013843087</text:p>
          </table:table-cell>
          <table:table-cell office:value-type="float" office:value="6.984386583" table:style-name="ce1">
            <text:p>6.984386583</text:p>
          </table:table-cell>
          <table:table-cell office:value-type="float" office:value="6.9182841340000003" table:style-name="ce1">
            <text:p>6.918284134</text:p>
          </table:table-cell>
          <table:table-cell office:value-type="float" office:value="6.9366548220000004" table:style-name="ce1">
            <text:p>6.936654822</text:p>
          </table:table-cell>
          <table:table-cell office:value-type="float" office:value="6.9522982889999998" table:style-name="ce1">
            <text:p>6.952298289</text:p>
          </table:table-cell>
          <table:table-cell office:value-type="float" office:value="7.0203155389999994" table:style-name="ce1">
            <text:p>7.020315539</text:p>
          </table:table-cell>
          <table:table-cell office:value-type="float" office:value="7.2093451559999995" table:style-name="ce1">
            <text:p>7.209345156</text:p>
          </table:table-cell>
          <table:table-cell office:value-type="float" office:value="7.2097151480000008" table:style-name="ce1">
            <text:p>7.209715148</text:p>
          </table:table-cell>
          <table:table-cell office:value-type="float" office:value="7.185959619000001" table:style-name="ce1">
            <text:p>7.185959619</text:p>
          </table:table-cell>
          <table:table-cell office:value-type="float" office:value="7.0514192410000005" table:style-name="ce1">
            <text:p>7.051419241</text:p>
          </table:table-cell>
          <table:table-cell office:value-type="float" office:value="7.0271741600000004" table:style-name="ce1">
            <text:p>7.02717416</text:p>
          </table:table-cell>
          <table:table-cell office:value-type="float" office:value="7.0273622290000013" table:style-name="ce1">
            <text:p>7.0273622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3.417889232152" table:style-name="ce1">
            <text:p>3.417889232</text:p>
          </table:table-cell>
          <table:table-cell office:value-type="float" office:value="4.9935022955080006" table:style-name="ce1">
            <text:p>4.993502296</text:p>
          </table:table-cell>
          <table:table-cell office:value-type="float" office:value="4.9098748848760003" table:style-name="ce1">
            <text:p>4.909874885</text:p>
          </table:table-cell>
          <table:table-cell office:value-type="float" office:value="4.9751186060379995" table:style-name="ce1">
            <text:p>4.975118606</text:p>
          </table:table-cell>
          <table:table-cell office:value-type="float" office:value="5.0130374574099994" table:style-name="ce1">
            <text:p>5.013037457</text:p>
          </table:table-cell>
          <table:table-cell office:value-type="float" office:value="3.9984743492800003" table:style-name="ce1">
            <text:p>3.99847434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407360506860007" table:style-name="ce1">
            <text:p>4.640736051</text:p>
          </table:table-cell>
          <table:table-cell office:value-type="float" office:value="5.181467912914" table:style-name="ce1">
            <text:p>5.181467913</text:p>
          </table:table-cell>
          <table:table-cell office:value-type="float" office:value="4.2648885789940003" table:style-name="ce1">
            <text:p>4.264888579</text:p>
          </table:table-cell>
          <table:table-cell office:value-type="float" office:value="4.2963580799259997" table:style-name="ce1">
            <text:p>4.29635808</text:p>
          </table:table-cell>
          <table:table-cell office:value-type="float" office:value="4.4261759049520002" table:style-name="ce1">
            <text:p>4.426175905</text:p>
          </table:table-cell>
          <table:table-cell office:value-type="float" office:value="4.1143296039399999" table:style-name="ce1">
            <text:p>4.1143296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992823642339999" table:style-name="ce1">
            <text:p>3.999282364</text:p>
          </table:table-cell>
          <table:table-cell office:value-type="float" office:value="4.6981759586440006" table:style-name="ce1">
            <text:p>4.698175959</text:p>
          </table:table-cell>
          <table:table-cell office:value-type="float" office:value="4.3381406035600003" table:style-name="ce1">
            <text:p>4.338140604</text:p>
          </table:table-cell>
          <table:table-cell office:value-type="float" office:value="3.7940299280379999" table:style-name="ce1">
            <text:p>3.794029928</text:p>
          </table:table-cell>
          <table:table-cell office:value-type="float" office:value="3.0882711099520002" table:style-name="ce1">
            <text:p>3.08827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1.9208866957399999" table:style-name="ce1">
            <text:p>1.920886696</text:p>
          </table:table-cell>
          <table:table-cell office:value-type="float" office:value="1.5932306859919998" table:style-name="ce1">
            <text:p>1.593230686</text:p>
          </table:table-cell>
          <table:table-cell office:value-type="float" office:value="2.1663316020360002" table:style-name="ce1">
            <text:p>2.166331602</text:p>
          </table:table-cell>
          <table:table-cell office:value-type="float" office:value="2.1625129971880002" table:style-name="ce1">
            <text:p>2.162512997</text:p>
          </table:table-cell>
          <table:table-cell office:value-type="float" office:value="1.987133034" table:style-name="ce1">
            <text:p>1.987133034</text:p>
          </table:table-cell>
          <table:table-cell office:value-type="float" office:value="2.1635968523479998" table:style-name="ce1">
            <text:p>2.163596852</text:p>
          </table:table-cell>
          <table:table-cell office:value-type="float" office:value="1.728353422936" table:style-name="ce1">
            <text:p>1.728353423</text:p>
          </table:table-cell>
          <table:table-cell office:value-type="float" office:value="1.6891305679719999" table:style-name="ce1">
            <text:p>1.689130568</text:p>
          </table:table-cell>
          <table:table-cell office:value-type="float" office:value="2.6437315096080005" table:style-name="ce1">
            <text:p>2.64373151</text:p>
          </table:table-cell>
          <table:table-cell office:value-type="float" office:value="2.2917774398440005" table:style-name="ce1">
            <text:p>2.29177744</text:p>
          </table:table-cell>
          <table:table-cell office:value-type="float" office:value="2.0030457776200001" table:style-name="ce1">
            <text:p>2.003045778</text:p>
          </table:table-cell>
          <table:table-cell office:value-type="float" office:value="1.738165432448" table:style-name="ce1">
            <text:p>1.7381654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7523560499040003" table:style-name="ce1">
            <text:p>2.75235605</text:p>
          </table:table-cell>
          <table:table-cell office:value-type="float" office:value="2.8879995484279997" table:style-name="ce1">
            <text:p>2.887999548</text:p>
          </table:table-cell>
          <table:table-cell office:value-type="float" office:value="2.8894340506840002" table:style-name="ce1">
            <text:p>2.889434051</text:p>
          </table:table-cell>
          <table:table-cell office:value-type="float" office:value="2.9348129454" table:style-name="ce1">
            <text:p>2.934812945</text:p>
          </table:table-cell>
          <table:table-cell office:value-type="float" office:value="2.9549320527600003" table:style-name="ce1">
            <text:p>2.954932053</text:p>
          </table:table-cell>
          <table:table-cell office:value-type="float" office:value="3.4002891071840002" table:style-name="ce1">
            <text:p>3.4002891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689968411720001" table:style-name="ce1">
            <text:p>4.768996841</text:p>
          </table:table-cell>
          <table:table-cell office:value-type="float" office:value="4.7694758906319992" table:style-name="ce1">
            <text:p>4.769475891</text:p>
          </table:table-cell>
          <table:table-cell office:value-type="float" office:value="5.1024234508840012" table:style-name="ce1">
            <text:p>5.102423451</text:p>
          </table:table-cell>
          <table:table-cell office:value-type="float" office:value="5.1222460137760004" table:style-name="ce1">
            <text:p>5.122246014</text:p>
          </table:table-cell>
          <table:table-cell office:value-type="float" office:value="4.9287004029920007" table:style-name="ce1">
            <text:p>4.928700403</text:p>
          </table:table-cell>
          <table:table-cell office:value-type="float" office:value="5.281263209464" table:style-name="ce1">
            <text:p>5.281263209</text:p>
          </table:table-cell>
          <table:table-cell office:value-type="float" office:value="4.5010565561559996" table:style-name="ce1">
            <text:p>4.501056556</text:p>
          </table:table-cell>
          <table:table-cell office:value-type="float" office:value="4.374014491084" table:style-name="ce1">
            <text:p>4.374014491</text:p>
          </table:table-cell>
          <table:table-cell office:value-type="float" office:value="4.7389379843640009" table:style-name="ce1">
            <text:p>4.738937984</text:p>
          </table:table-cell>
          <table:table-cell office:value-type="float" office:value="4.1902397942479999" table:style-name="ce1">
            <text:p>4.190239794</text:p>
          </table:table-cell>
          <table:table-cell office:value-type="float" office:value="4.3022557307759994" table:style-name="ce1">
            <text:p>4.302255731</text:p>
          </table:table-cell>
          <table:table-cell office:value-type="float" office:value="4.1563676999400005" table:style-name="ce1">
            <text:p>4.1563677</text:p>
          </table:table-cell>
          <table:table-cell office:value-type="float" office:value="4.3554925953119996" table:style-name="ce1">
            <text:p>4.355492595</text:p>
          </table:table-cell>
          <table:table-cell office:value-type="float" office:value="4.3354127715360002" table:style-name="ce1">
            <text:p>4.335412772</text:p>
          </table:table-cell>
          <table:table-cell office:value-type="float" office:value="4.6655250873280005" table:style-name="ce1">
            <text:p>4.665525087</text:p>
          </table:table-cell>
          <table:table-cell office:value-type="float" office:value="4.7026236802880002" table:style-name="ce1">
            <text:p>4.70262368</text:p>
          </table:table-cell>
          <table:table-cell office:value-type="float" office:value="4.681387148752" table:style-name="ce1">
            <text:p>4.681387149</text:p>
          </table:table-cell>
          <table:table-cell office:value-type="float" office:value="4.7350650027799999" table:style-name="ce1">
            <text:p>4.735065003</text:p>
          </table:table-cell>
          <table:table-cell office:value-type="float" office:value="4.835569142672" table:style-name="ce1">
            <text:p>4.835569143</text:p>
          </table:table-cell>
          <table:table-cell office:value-type="float" office:value="4.9359348593720007" table:style-name="ce1">
            <text:p>4.9359348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722937022855" table:style-name="ce1">
            <text:p>40.72293702</text:p>
          </table:table-cell>
          <table:table-cell office:value-type="float" office:value="40.696853534229994" table:style-name="ce1">
            <text:p>40.69685353</text:p>
          </table:table-cell>
          <table:table-cell office:value-type="float" office:value="43.570582003835" table:style-name="ce1">
            <text:p>43.570582</text:p>
          </table:table-cell>
          <table:table-cell office:value-type="float" office:value="43.743844822139998" table:style-name="ce1">
            <text:p>43.74384482</text:p>
          </table:table-cell>
          <table:table-cell office:value-type="float" office:value="42.101328907380001" table:style-name="ce1">
            <text:p>42.10132891</text:p>
          </table:table-cell>
          <table:table-cell office:value-type="float" office:value="45.087780184409993" table:style-name="ce1">
            <text:p>45.08778018</text:p>
          </table:table-cell>
          <table:table-cell office:value-type="float" office:value="38.522287558164997" table:style-name="ce1">
            <text:p>38.52228756</text:p>
          </table:table-cell>
          <table:table-cell office:value-type="float" office:value="37.443578499184994" table:style-name="ce1">
            <text:p>37.4435785</text:p>
          </table:table-cell>
          <table:table-cell office:value-type="float" office:value="40.418824673784997" table:style-name="ce1">
            <text:p>40.41882467</text:p>
          </table:table-cell>
          <table:table-cell office:value-type="float" office:value="35.81161466767" table:style-name="ce1">
            <text:p>35.81161467</text:p>
          </table:table-cell>
          <table:table-cell office:value-type="float" office:value="36.778687931889998" table:style-name="ce1">
            <text:p>36.77868793</text:p>
          </table:table-cell>
          <table:table-cell office:value-type="float" office:value="35.543906781475002" table:style-name="ce1">
            <text:p>35.54390678</text:p>
          </table:table-cell>
          <table:table-cell office:value-type="float" office:value="37.243618715779995" table:style-name="ce1">
            <text:p>37.24361872</text:p>
          </table:table-cell>
          <table:table-cell office:value-type="float" office:value="37.04838919134" table:style-name="ce1">
            <text:p>37.04838919</text:p>
          </table:table-cell>
          <table:table-cell office:value-type="float" office:value="39.447655693720002" table:style-name="ce1">
            <text:p>39.44765569</text:p>
          </table:table-cell>
          <table:table-cell office:value-type="float" office:value="39.761329454120002" table:style-name="ce1">
            <text:p>39.76132945</text:p>
          </table:table-cell>
          <table:table-cell office:value-type="float" office:value="39.581771627979997" table:style-name="ce1">
            <text:p>39.58177163</text:p>
          </table:table-cell>
          <table:table-cell office:value-type="float" office:value="40.549785182124992" table:style-name="ce1">
            <text:p>40.54978518</text:p>
          </table:table-cell>
          <table:table-cell office:value-type="float" office:value="41.373675860779997" table:style-name="ce1">
            <text:p>41.37367586</text:p>
          </table:table-cell>
          <table:table-cell office:value-type="float" office:value="42.111017348104994" table:style-name="ce1">
            <text:p>42.1110173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7.571125342519998" table:style-name="ce1">
            <text:p>57.57112534</text:p>
          </table:table-cell>
          <table:table-cell office:value-type="float" office:value="61.169136191090004" table:style-name="ce1">
            <text:p>61.16913619</text:p>
          </table:table-cell>
          <table:table-cell office:value-type="float" office:value="60.655438928259997" table:style-name="ce1">
            <text:p>60.65543893</text:p>
          </table:table-cell>
          <table:table-cell office:value-type="float" office:value="60.404742643439988" table:style-name="ce1">
            <text:p>60.40474264</text:p>
          </table:table-cell>
          <table:table-cell office:value-type="float" office:value="60.438129384390002" table:style-name="ce1">
            <text:p>60.43812938</text:p>
          </table:table-cell>
          <table:table-cell office:value-type="float" office:value="59.070436247329994" table:style-name="ce1">
            <text:p>59.07043625</text:p>
          </table:table-cell>
          <table:table-cell office:value-type="float" office:value="51.455668844979989" table:style-name="ce1">
            <text:p>51.45566884</text:p>
          </table:table-cell>
          <table:table-cell office:value-type="float" office:value="60.606581211729996" table:style-name="ce1">
            <text:p>60.60658121</text:p>
          </table:table-cell>
          <table:table-cell office:value-type="float" office:value="61.486497944069995" table:style-name="ce1">
            <text:p>61.48649794</text:p>
          </table:table-cell>
          <table:table-cell office:value-type="float" office:value="59.481429772630001" table:style-name="ce1">
            <text:p>59.48142977</text:p>
          </table:table-cell>
          <table:table-cell office:value-type="float" office:value="59.058710421739995" table:style-name="ce1">
            <text:p>59.05871042</text:p>
          </table:table-cell>
          <table:table-cell office:value-type="float" office:value="59.446689285419993" table:style-name="ce1">
            <text:p>59.44668929</text:p>
          </table:table-cell>
          <table:table-cell office:value-type="float" office:value="58.952488955289994" table:style-name="ce1">
            <text:p>58.95248896</text:p>
          </table:table-cell>
          <table:table-cell office:value-type="float" office:value="51.418790487789991" table:style-name="ce1">
            <text:p>51.41879049</text:p>
          </table:table-cell>
          <table:table-cell office:value-type="float" office:value="52.803297411159988" table:style-name="ce1">
            <text:p>52.80329741</text:p>
          </table:table-cell>
          <table:table-cell office:value-type="float" office:value="60.613291602280007" table:style-name="ce1">
            <text:p>60.6132916</text:p>
          </table:table-cell>
          <table:table-cell office:value-type="float" office:value="61.803659680590002" table:style-name="ce1">
            <text:p>61.80365968</text:p>
          </table:table-cell>
          <table:table-cell office:value-type="float" office:value="60.115396648009998" table:style-name="ce1">
            <text:p>60.11539665</text:p>
          </table:table-cell>
          <table:table-cell office:value-type="float" office:value="58.875621235599993" table:style-name="ce1">
            <text:p>58.87562124</text:p>
          </table:table-cell>
          <table:table-cell office:value-type="float" office:value="57.499236250690004" table:style-name="ce1">
            <text:p>57.4992362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6.7399160348455247" table:style-name="ce1">
            <text:p>6.739916035</text:p>
          </table:table-cell>
          <table:table-cell office:value-type="float" office:value="9.8469509796733643" table:style-name="ce1">
            <text:p>9.84695098</text:p>
          </table:table-cell>
          <table:table-cell office:value-type="float" office:value="9.6820416543941903" table:style-name="ce1">
            <text:p>9.682041654</text:p>
          </table:table-cell>
          <table:table-cell office:value-type="float" office:value="9.8106992076320143" table:style-name="ce1">
            <text:p>9.810699208</text:p>
          </table:table-cell>
          <table:table-cell office:value-type="float" office:value="9.8854734012589685" table:style-name="ce1">
            <text:p>9.885473401</text:p>
          </table:table-cell>
          <table:table-cell office:value-type="float" office:value="7.8848026122146031" table:style-name="ce1">
            <text:p>7.8848026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1513125164563345" table:style-name="ce1">
            <text:p>9.151312516</text:p>
          </table:table-cell>
          <table:table-cell office:value-type="float" office:value="10.217610347311918" table:style-name="ce1">
            <text:p>10.21761035</text:p>
          </table:table-cell>
          <table:table-cell office:value-type="float" office:value="8.4101589581169982" table:style-name="ce1">
            <text:p>8.410158958</text:p>
          </table:table-cell>
          <table:table-cell office:value-type="float" office:value="8.4722153356414118" table:style-name="ce1">
            <text:p>8.472215336</text:p>
          </table:table-cell>
          <table:table-cell office:value-type="float" office:value="8.7282099882613959" table:style-name="ce1">
            <text:p>8.728209988</text:p>
          </table:table-cell>
          <table:table-cell office:value-type="float" office:value="8.113263731979524" table:style-name="ce1">
            <text:p>8.1132637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863959797465242" table:style-name="ce1">
            <text:p>7.88639598</text:p>
          </table:table-cell>
          <table:table-cell office:value-type="float" office:value="9.2645813166483482" table:style-name="ce1">
            <text:p>9.264581317</text:p>
          </table:table-cell>
          <table:table-cell office:value-type="float" office:value="8.5546085094688884" table:style-name="ce1">
            <text:p>8.554608509</text:p>
          </table:table-cell>
          <table:table-cell office:value-type="float" office:value="7.4816478175209049" table:style-name="ce1">
            <text:p>7.481647818</text:p>
          </table:table-cell>
          <table:table-cell office:value-type="float" office:value="6.0899245820312391" table:style-name="ce1">
            <text:p>6.08992458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579106609200001" table:style-name="ce1">
            <text:p>1.657910661</text:p>
          </table:table-cell>
          <table:table-cell office:value-type="float" office:value="1.6749182598900001" table:style-name="ce1">
            <text:p>1.67491826</text:p>
          </table:table-cell>
          <table:table-cell office:value-type="float" office:value="1.6635034274599998" table:style-name="ce1">
            <text:p>1.663503427</text:p>
          </table:table-cell>
          <table:table-cell office:value-type="float" office:value="1.6511889042400001" table:style-name="ce1">
            <text:p>1.651188904</text:p>
          </table:table-cell>
          <table:table-cell office:value-type="float" office:value="1.6498652371899998" table:style-name="ce1">
            <text:p>1.649865237</text:p>
          </table:table-cell>
          <table:table-cell office:value-type="float" office:value="1.6698292889299997" table:style-name="ce1">
            <text:p>1.669829289</text:p>
          </table:table-cell>
          <table:table-cell office:value-type="float" office:value="1.6760486945799997" table:style-name="ce1">
            <text:p>1.676048695</text:p>
          </table:table-cell>
          <table:table-cell office:value-type="float" office:value="1.6790258453299998" table:style-name="ce1">
            <text:p>1.679025845</text:p>
          </table:table-cell>
          <table:table-cell office:value-type="float" office:value="1.6733033264699999" table:style-name="ce1">
            <text:p>1.673303326</text:p>
          </table:table-cell>
          <table:table-cell office:value-type="float" office:value="1.66627584623" table:style-name="ce1">
            <text:p>1.666275846</text:p>
          </table:table-cell>
          <table:table-cell office:value-type="float" office:value="1.65050569054" table:style-name="ce1">
            <text:p>1.650505691</text:p>
          </table:table-cell>
          <table:table-cell office:value-type="float" office:value="1.6548884118199998" table:style-name="ce1">
            <text:p>1.654888412</text:p>
          </table:table-cell>
          <table:table-cell office:value-type="float" office:value="1.65862049609" table:style-name="ce1">
            <text:p>1.658620496</text:p>
          </table:table-cell>
          <table:table-cell office:value-type="float" office:value="1.6748474685899997" table:style-name="ce1">
            <text:p>1.674847469</text:p>
          </table:table-cell>
          <table:table-cell office:value-type="float" office:value="1.7199445343599997" table:style-name="ce1">
            <text:p>1.719944534</text:p>
          </table:table-cell>
          <table:table-cell office:value-type="float" office:value="1.7200328038799999" table:style-name="ce1">
            <text:p>1.720032804</text:p>
          </table:table-cell>
          <table:table-cell office:value-type="float" office:value="1.7143654133900001" table:style-name="ce1">
            <text:p>1.714365413</text:p>
          </table:table-cell>
          <table:table-cell office:value-type="float" office:value="1.6822679232100002" table:style-name="ce1">
            <text:p>1.682267923</text:p>
          </table:table-cell>
          <table:table-cell office:value-type="float" office:value="1.6764837396000001" table:style-name="ce1">
            <text:p>1.67648374</text:p>
          </table:table-cell>
          <table:table-cell office:value-type="float" office:value="1.6765286074900001" table:style-name="ce1">
            <text:p>1.6765286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715743584600009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18" table:style-name="ce1">
            <text:p>7.672978317</text:p>
          </table:table-cell>
          <table:table-cell office:value-type="float" office:value="7.7027873096800015" table:style-name="ce1">
            <text:p>7.70278731</text:p>
          </table:table-cell>
          <table:table-cell office:value-type="float" office:value="7.4117351485600009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07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11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05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06" table:style-name="ce1">
            <text:p>7.039827685</text:p>
          </table:table-cell>
          <table:table-cell office:value-type="float" office:value="7.1205479629000008" table:style-name="ce1">
            <text:p>7.120547963</text:p>
          </table:table-cell>
          <table:table-cell office:value-type="float" office:value="7.2716851909600004" table:style-name="ce1">
            <text:p>7.271685191</text:p>
          </table:table-cell>
          <table:table-cell office:value-type="float" office:value="7.4226142594600013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8.923610821099999" table:style-name="ce1">
            <text:p>28.92361082</text:p>
          </table:table-cell>
          <table:table-cell office:value-type="float" office:value="29.84138736936" table:style-name="ce1">
            <text:p>29.84138737</text:p>
          </table:table-cell>
          <table:table-cell office:value-type="float" office:value="31.673537933620008" table:style-name="ce1">
            <text:p>31.67353793</text:p>
          </table:table-cell>
          <table:table-cell office:value-type="float" office:value="31.823401197620001" table:style-name="ce1">
            <text:p>31.8234012</text:p>
          </table:table-cell>
          <table:table-cell office:value-type="float" office:value="30.75214340438" table:style-name="ce1">
            <text:p>30.7521434</text:p>
          </table:table-cell>
          <table:table-cell office:value-type="float" office:value="32.154433939560001" table:style-name="ce1">
            <text:p>32.15443394</text:p>
          </table:table-cell>
          <table:table-cell office:value-type="float" office:value="25.425087355540001" table:style-name="ce1">
            <text:p>25.42508736</text:p>
          </table:table-cell>
          <table:table-cell office:value-type="float" office:value="27.402670417720003" table:style-name="ce1">
            <text:p>27.40267042</text:p>
          </table:table-cell>
          <table:table-cell office:value-type="float" office:value="29.778053075600003" table:style-name="ce1">
            <text:p>29.77805308</text:p>
          </table:table-cell>
          <table:table-cell office:value-type="float" office:value="26.146302003460001" table:style-name="ce1">
            <text:p>26.146302</text:p>
          </table:table-cell>
          <table:table-cell office:value-type="float" office:value="26.797322349900004" table:style-name="ce1">
            <text:p>26.79732235</text:p>
          </table:table-cell>
          <table:table-cell office:value-type="float" office:value="26.048639920220001" table:style-name="ce1">
            <text:p>26.04863992</text:p>
          </table:table-cell>
          <table:table-cell office:value-type="float" office:value="26.992324237480002" table:style-name="ce1">
            <text:p>26.99232424</text:p>
          </table:table-cell>
          <table:table-cell office:value-type="float" office:value="24.48941627224" table:style-name="ce1">
            <text:p>24.48941627</text:p>
          </table:table-cell>
          <table:table-cell office:value-type="float" office:value="26.354119791519999" table:style-name="ce1">
            <text:p>26.35411979</text:p>
          </table:table-cell>
          <table:table-cell office:value-type="float" office:value="28.88634546646" table:style-name="ce1">
            <text:p>28.88634547</text:p>
          </table:table-cell>
          <table:table-cell office:value-type="float" office:value="29.172284001320001" table:style-name="ce1">
            <text:p>29.172284</text:p>
          </table:table-cell>
          <table:table-cell office:value-type="float" office:value="29.266395651299998" table:style-name="ce1">
            <text:p>29.26639565</text:p>
          </table:table-cell>
          <table:table-cell office:value-type="float" office:value="29.518109042260001" table:style-name="ce1">
            <text:p>29.51810904</text:p>
          </table:table-cell>
          <table:table-cell office:value-type="float" office:value="29.675159952100003" table:style-name="ce1">
            <text:p>29.675159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689336374791001" table:style-name="ce1">
            <text:p>24.68933637</text:p>
          </table:table-cell>
          <table:table-cell office:value-type="float" office:value="24.536205932929001" table:style-name="ce1">
            <text:p>24.53620593</text:p>
          </table:table-cell>
          <table:table-cell office:value-type="float" office:value="26.047239925679005" table:style-name="ce1">
            <text:p>26.04723993</text:p>
          </table:table-cell>
          <table:table-cell office:value-type="float" office:value="26.138925731646001" table:style-name="ce1">
            <text:p>26.13892573</text:p>
          </table:table-cell>
          <table:table-cell office:value-type="float" office:value="25.260753190294999" table:style-name="ce1">
            <text:p>25.26075319</text:p>
          </table:table-cell>
          <table:table-cell office:value-type="float" office:value="27.146727158568002" table:style-name="ce1">
            <text:p>27.14672716</text:p>
          </table:table-cell>
          <table:table-cell office:value-type="float" office:value="23.495500412709998" table:style-name="ce1">
            <text:p>23.49550041</text:p>
          </table:table-cell>
          <table:table-cell office:value-type="float" office:value="22.860759506423001" table:style-name="ce1">
            <text:p>22.86075951</text:p>
          </table:table-cell>
          <table:table-cell office:value-type="float" office:value="24.095080137478998" table:style-name="ce1">
            <text:p>24.09508014</text:p>
          </table:table-cell>
          <table:table-cell office:value-type="float" office:value="21.787251705102001" table:style-name="ce1">
            <text:p>21.78725171</text:p>
          </table:table-cell>
          <table:table-cell office:value-type="float" office:value="22.411339531367002" table:style-name="ce1">
            <text:p>22.41133953</text:p>
          </table:table-cell>
          <table:table-cell office:value-type="float" office:value="21.727160962241001" table:style-name="ce1">
            <text:p>21.72716096</text:p>
          </table:table-cell>
          <table:table-cell office:value-type="float" office:value="22.691969587155004" table:style-name="ce1">
            <text:p>22.69196959</text:p>
          </table:table-cell>
          <table:table-cell office:value-type="float" office:value="22.492085973787002" table:style-name="ce1">
            <text:p>22.49208597</text:p>
          </table:table-cell>
          <table:table-cell office:value-type="float" office:value="22.309617444544003" table:style-name="ce1">
            <text:p>22.30961744</text:p>
          </table:table-cell>
          <table:table-cell office:value-type="float" office:value="22.487015602624002" table:style-name="ce1">
            <text:p>22.4870156</text:p>
          </table:table-cell>
          <table:table-cell office:value-type="float" office:value="22.385466695296" table:style-name="ce1">
            <text:p>22.3854667</text:p>
          </table:table-cell>
          <table:table-cell office:value-type="float" office:value="24.630344830479" table:style-name="ce1">
            <text:p>24.63034483</text:p>
          </table:table-cell>
          <table:table-cell office:value-type="float" office:value="25.120648827382002" table:style-name="ce1">
            <text:p>25.12064883</text:p>
          </table:table-cell>
          <table:table-cell office:value-type="float" office:value="25.142880090024999" table:style-name="ce1">
            <text:p>25.142880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12767007006035" table:style-name="ce1">
            <text:p>39.61276701</text:p>
          </table:table-cell>
          <table:table-cell office:value-type="float" office:value="40.125211276332479" table:style-name="ce1">
            <text:p>40.12521128</text:p>
          </table:table-cell>
          <table:table-cell office:value-type="float" office:value="42.786762580188253" table:style-name="ce1">
            <text:p>42.78676258</text:p>
          </table:table-cell>
          <table:table-cell office:value-type="float" office:value="42.967888708577355" table:style-name="ce1">
            <text:p>42.96788871</text:p>
          </table:table-cell>
          <table:table-cell office:value-type="float" office:value="41.417251414365289" table:style-name="ce1">
            <text:p>41.41725141</text:p>
          </table:table-cell>
          <table:table-cell office:value-type="float" office:value="43.936708247686134" table:style-name="ce1">
            <text:p>43.93670825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6.818003011664445" table:style-name="ce1">
            <text:p>36.81800301</text:p>
          </table:table-cell>
          <table:table-cell office:value-type="float" office:value="39.939289817133229" table:style-name="ce1">
            <text:p>39.93928982</text:p>
          </table:table-cell>
          <table:table-cell office:value-type="float" office:value="35.212710260840005" table:style-name="ce1">
            <text:p>35.21271026</text:p>
          </table:table-cell>
          <table:table-cell office:value-type="float" office:value="36.127394306011212" table:style-name="ce1">
            <text:p>36.12739431</text:p>
          </table:table-cell>
          <table:table-cell office:value-type="float" office:value="34.991254091800535" table:style-name="ce1">
            <text:p>34.99125409</text:p>
          </table:table-cell>
          <table:table-cell office:value-type="float" office:value="36.498525764039371" table:style-name="ce1">
            <text:p>36.49852576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9.264467047452698" table:style-name="ce1">
            <text:p>39.26446705</text:p>
          </table:table-cell>
          <table:table-cell office:value-type="float" office:value="39.318571186435136" table:style-name="ce1">
            <text:p>39.31857119</text:p>
          </table:table-cell>
          <table:table-cell office:value-type="float" office:value="39.635806613418517" table:style-name="ce1">
            <text:p>39.63580661</text:p>
          </table:table-cell>
          <table:table-cell office:value-type="float" office:value="40.271747530775869" table:style-name="ce1">
            <text:p>40.27174753</text:p>
          </table:table-cell>
          <table:table-cell office:value-type="float" office:value="40.854393940386991" table:style-name="ce1">
            <text:p>40.854393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79.896997746708195" table:style-name="ce1">
            <text:p>79.89699775</text:p>
          </table:table-cell>
          <table:table-cell office:value-type="float" office:value="79.836683010937804" table:style-name="ce1">
            <text:p>79.83668301</text:p>
          </table:table-cell>
          <table:table-cell office:value-type="float" office:value="86.433475944173622" table:style-name="ce1">
            <text:p>86.43347594</text:p>
          </table:table-cell>
          <table:table-cell office:value-type="float" office:value="86.723288475559301" table:style-name="ce1">
            <text:p>86.72328848</text:p>
          </table:table-cell>
          <table:table-cell office:value-type="float" office:value="84.027014172261502" table:style-name="ce1">
            <text:p>84.02701417</text:p>
          </table:table-cell>
          <table:table-cell office:value-type="float" office:value="87.398747664715998" table:style-name="ce1">
            <text:p>87.39874766</text:p>
          </table:table-cell>
          <table:table-cell office:value-type="float" office:value="74.400647201190992" table:style-name="ce1">
            <text:p>74.4006472</text:p>
          </table:table-cell>
          <table:table-cell office:value-type="float" office:value="77.890751644513102" table:style-name="ce1">
            <text:p>77.89075164</text:p>
          </table:table-cell>
          <table:table-cell office:value-type="float" office:value="83.167832680578897" table:style-name="ce1">
            <text:p>83.16783268</text:p>
          </table:table-cell>
          <table:table-cell office:value-type="float" office:value="76.036032784807901" table:style-name="ce1">
            <text:p>76.03603278</text:p>
          </table:table-cell>
          <table:table-cell office:value-type="float" office:value="76.453298906862088" table:style-name="ce1">
            <text:p>76.45329891</text:p>
          </table:table-cell>
          <table:table-cell office:value-type="float" office:value="74.151847380326203" table:style-name="ce1">
            <text:p>74.15184738</text:p>
          </table:table-cell>
          <table:table-cell office:value-type="float" office:value="69.765456119863003" table:style-name="ce1">
            <text:p>69.76545612</text:p>
          </table:table-cell>
          <table:table-cell office:value-type="float" office:value="64.692718277371995" table:style-name="ce1">
            <text:p>64.69271828</text:p>
          </table:table-cell>
          <table:table-cell office:value-type="float" office:value="69.789660137279995" table:style-name="ce1">
            <text:p>69.78966014</text:p>
          </table:table-cell>
          <table:table-cell office:value-type="float" office:value="74.965094013587901" table:style-name="ce1">
            <text:p>74.96509401</text:p>
          </table:table-cell>
          <table:table-cell office:value-type="float" office:value="75.466649158111409" table:style-name="ce1">
            <text:p>75.46664916</text:p>
          </table:table-cell>
          <table:table-cell office:value-type="float" office:value="87.018894218468986" table:style-name="ce1">
            <text:p>87.01889422</text:p>
          </table:table-cell>
          <table:table-cell office:value-type="float" office:value="86.896632827885298" table:style-name="ce1">
            <text:p>86.89663283</text:p>
          </table:table-cell>
          <table:table-cell office:value-type="float" office:value="86.312255253098201" table:style-name="ce1">
            <text:p>86.3122552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44.27365746530563" table:style-name="ce1">
            <text:p>344.2736575</text:p>
          </table:table-cell>
          <table:table-cell office:value-type="float" office:value="345.20529079724361" table:style-name="ce1">
            <text:p>345.2052908</text:p>
          </table:table-cell>
          <table:table-cell office:value-type="float" office:value="370.59184160730746" table:style-name="ce1">
            <text:p>370.5918416</text:p>
          </table:table-cell>
          <table:table-cell office:value-type="float" office:value="371.66174764782329" table:style-name="ce1">
            <text:p>371.6617476</text:p>
          </table:table-cell>
          <table:table-cell office:value-type="float" office:value="360.6802463476285" table:style-name="ce1">
            <text:p>360.6802463</text:p>
          </table:table-cell>
          <table:table-cell office:value-type="float" office:value="374.95951015475396" table:style-name="ce1">
            <text:p>374.9595102</text:p>
          </table:table-cell>
          <table:table-cell office:value-type="float" office:value="318.48410763856725" table:style-name="ce1">
            <text:p>318.4841076</text:p>
          </table:table-cell>
          <table:table-cell office:value-type="float" office:value="334.82663638496683" table:style-name="ce1">
            <text:p>334.8266364</text:p>
          </table:table-cell>
          <table:table-cell office:value-type="float" office:value="357.42342930147817" table:style-name="ce1">
            <text:p>357.4234293</text:p>
          </table:table-cell>
          <table:table-cell office:value-type="float" office:value="327.5263820884544" table:style-name="ce1">
            <text:p>327.5263821</text:p>
          </table:table-cell>
          <table:table-cell office:value-type="float" office:value="329.60243943964605" table:style-name="ce1">
            <text:p>329.6024394</text:p>
          </table:table-cell>
          <table:table-cell office:value-type="float" office:value="320.16932287796345" table:style-name="ce1">
            <text:p>320.1693229</text:p>
          </table:table-cell>
          <table:table-cell office:value-type="float" office:value="303.29435887549351" table:style-name="ce1">
            <text:p>303.2943589</text:p>
          </table:table-cell>
          <table:table-cell office:value-type="float" office:value="280.44229004641278" table:style-name="ce1">
            <text:p>280.44229</text:p>
          </table:table-cell>
          <table:table-cell office:value-type="float" office:value="303.74725101045919" table:style-name="ce1">
            <text:p>303.747251</text:p>
          </table:table-cell>
          <table:table-cell office:value-type="float" office:value="327.06800692603917" table:style-name="ce1">
            <text:p>327.0680069</text:p>
          </table:table-cell>
          <table:table-cell office:value-type="float" office:value="329.03205795968023" table:style-name="ce1">
            <text:p>329.032058</text:p>
          </table:table-cell>
          <table:table-cell office:value-type="float" office:value="370.68854769246929" table:style-name="ce1">
            <text:p>370.6885477</text:p>
          </table:table-cell>
          <table:table-cell office:value-type="float" office:value="370.36680866974928" table:style-name="ce1">
            <text:p>370.3668087</text:p>
          </table:table-cell>
          <table:table-cell office:value-type="float" office:value="368.67947180837746" table:style-name="ce1">
            <text:p>368.679471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3.166846002840003" table:style-name="ce1">
            <text:p>33.166846</text:p>
          </table:table-cell>
          <table:table-cell office:value-type="float" office:value="32.239872664041997" table:style-name="ce1">
            <text:p>32.23987266</text:p>
          </table:table-cell>
          <table:table-cell office:value-type="float" office:value="34.150502371635994" table:style-name="ce1">
            <text:p>34.15050237</text:p>
          </table:table-cell>
          <table:table-cell office:value-type="float" office:value="33.942267658287996" table:style-name="ce1">
            <text:p>33.94226766</text:p>
          </table:table-cell>
          <table:table-cell office:value-type="float" office:value="33.281575995949993" table:style-name="ce1">
            <text:p>33.281576</text:p>
          </table:table-cell>
          <table:table-cell office:value-type="float" office:value="34.240337935897998" table:style-name="ce1">
            <text:p>34.24033794</text:p>
          </table:table-cell>
          <table:table-cell office:value-type="float" office:value="32.750652433635999" table:style-name="ce1">
            <text:p>32.75065243</text:p>
          </table:table-cell>
          <table:table-cell office:value-type="float" office:value="32.654537755721996" table:style-name="ce1">
            <text:p>32.65453776</text:p>
          </table:table-cell>
          <table:table-cell office:value-type="float" office:value="36.046739237358004" table:style-name="ce1">
            <text:p>36.04673924</text:p>
          </table:table-cell>
          <table:table-cell office:value-type="float" office:value="34.651887653694004" table:style-name="ce1">
            <text:p>34.65188765</text:p>
          </table:table-cell>
          <table:table-cell office:value-type="float" office:value="33.349732869819995" table:style-name="ce1">
            <text:p>33.34973287</text:p>
          </table:table-cell>
          <table:table-cell office:value-type="float" office:value="32.452571453947996" table:style-name="ce1">
            <text:p>32.45257145</text:p>
          </table:table-cell>
          <table:table-cell office:value-type="float" office:value="26.170434366449999" table:style-name="ce1">
            <text:p>26.17043437</text:p>
          </table:table-cell>
          <table:table-cell office:value-type="float" office:value="26.426470728949997" table:style-name="ce1">
            <text:p>26.42647073</text:p>
          </table:table-cell>
          <table:table-cell office:value-type="float" office:value="37.178939686904002" table:style-name="ce1">
            <text:p>37.17893969</text:p>
          </table:table-cell>
          <table:table-cell office:value-type="float" office:value="37.675175510727996" table:style-name="ce1">
            <text:p>37.67517551</text:p>
          </table:table-cell>
          <table:table-cell office:value-type="float" office:value="37.590986141334" table:style-name="ce1">
            <text:p>37.59098614</text:p>
          </table:table-cell>
          <table:table-cell office:value-type="float" office:value="37.250085140449997" table:style-name="ce1">
            <text:p>37.25008514</text:p>
          </table:table-cell>
          <table:table-cell office:value-type="float" office:value="37.232216543759996" table:style-name="ce1">
            <text:p>37.23221654</text:p>
          </table:table-cell>
          <table:table-cell office:value-type="float" office:value="38.857638195833999" table:style-name="ce1">
            <text:p>38.857638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39799351000001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69999993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60000007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81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76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318476545200001" table:style-name="ce1">
            <text:p>5.231847655</text:p>
          </table:table-cell>
          <table:table-cell office:value-type="float" office:value="5.2855183410900004" table:style-name="ce1">
            <text:p>5.285518341</text:p>
          </table:table-cell>
          <table:table-cell office:value-type="float" office:value="5.2494966842599995" table:style-name="ce1">
            <text:p>5.249496684</text:p>
          </table:table-cell>
          <table:table-cell office:value-type="float" office:value="5.2106358834400002" table:style-name="ce1">
            <text:p>5.210635883</text:p>
          </table:table-cell>
          <table:table-cell office:value-type="float" office:value="5.2064588023899994" table:style-name="ce1">
            <text:p>5.206458802</text:p>
          </table:table-cell>
          <table:table-cell office:value-type="float" office:value="5.2694591333300007" table:style-name="ce1">
            <text:p>5.269459133</text:p>
          </table:table-cell>
          <table:table-cell office:value-type="float" office:value="5.2890856409799998" table:style-name="ce1">
            <text:p>5.289085641</text:p>
          </table:table-cell>
          <table:table-cell office:value-type="float" office:value="5.2984806017299997" table:style-name="ce1">
            <text:p>5.298480602</text:p>
          </table:table-cell>
          <table:table-cell office:value-type="float" office:value="5.2804221140700003" table:style-name="ce1">
            <text:p>5.280422114</text:p>
          </table:table-cell>
          <table:table-cell office:value-type="float" office:value="5.2582455746300001" table:style-name="ce1">
            <text:p>5.258245575</text:p>
          </table:table-cell>
          <table:table-cell office:value-type="float" office:value="5.2084798737400009" table:style-name="ce1">
            <text:p>5.208479874</text:p>
          </table:table-cell>
          <table:table-cell office:value-type="float" office:value="5.2223103774199995" table:style-name="ce1">
            <text:p>5.222310377</text:p>
          </table:table-cell>
          <table:table-cell office:value-type="float" office:value="5.2340876732899995" table:style-name="ce1">
            <text:p>5.234087673</text:p>
          </table:table-cell>
          <table:table-cell office:value-type="float" office:value="5.2852949457899996" table:style-name="ce1">
            <text:p>5.285294946</text:p>
          </table:table-cell>
          <table:table-cell office:value-type="float" office:value="5.4276072431599998" table:style-name="ce1">
            <text:p>5.427607243</text:p>
          </table:table-cell>
          <table:table-cell office:value-type="float" office:value="5.4278857942800007" table:style-name="ce1">
            <text:p>5.427885794</text:p>
          </table:table-cell>
          <table:table-cell office:value-type="float" office:value="5.4100012745899999" table:style-name="ce1">
            <text:p>5.410001275</text:p>
          </table:table-cell>
          <table:table-cell office:value-type="float" office:value="5.3087115900100006" table:style-name="ce1">
            <text:p>5.30871159</text:p>
          </table:table-cell>
          <table:table-cell office:value-type="float" office:value="5.2904585076000004" table:style-name="ce1">
            <text:p>5.290458508</text:p>
          </table:table-cell>
          <table:table-cell office:value-type="float" office:value="5.2906000966900013" table:style-name="ce1">
            <text:p>5.2906000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9" table:style-name="ce1">
            <text:p>50.2261477</text:p>
          </table:table-cell>
          <table:table-cell office:value-type="float" office:value="53.732335149999997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899999996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50000003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299999995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800000003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89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57487507000001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7999998" table:style-name="ce1">
            <text:p>12.77418237</text:p>
          </table:table-cell>
          <table:table-cell office:value-type="float" office:value="12.875758128000001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420722664700005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199999" table:style-name="ce1">
            <text:p>28.33898451</text:p>
          </table:table-cell>
          <table:table-cell office:value-type="float" office:value="30.366146391400001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1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.2018616473599999" table:style-name="ce1">
            <text:p>2.201861647</text:p>
          </table:table-cell>
          <table:table-cell office:value-type="float" office:value="3.2168978814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399998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000005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599999" table:style-name="ce1">
            <text:p>2.851416751</text:p>
          </table:table-cell>
          <table:table-cell office:value-type="float" office:value="2.6505201592000001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1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599999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35.994836191799997" table:style-name="ce1">
            <text:p>35.99483619</text:p>
          </table:table-cell>
          <table:table-cell office:value-type="float" office:value="35.915958017849995" table:style-name="ce1">
            <text:p>35.91595802</text:p>
          </table:table-cell>
          <table:table-cell office:value-type="float" office:value="35.108344626899992" table:style-name="ce1">
            <text:p>35.10834463</text:p>
          </table:table-cell>
          <table:table-cell office:value-type="float" office:value="34.835421627599992" table:style-name="ce1">
            <text:p>34.83542163</text:p>
          </table:table-cell>
          <table:table-cell office:value-type="float" office:value="35.010833648349994" table:style-name="ce1">
            <text:p>35.01083365</text:p>
          </table:table-cell>
          <table:table-cell office:value-type="float" office:value="36.074961589449998" table:style-name="ce1">
            <text:p>36.07496159</text:p>
          </table:table-cell>
          <table:table-cell office:value-type="float" office:value="36.315679493699996" table:style-name="ce1">
            <text:p>36.31567949</text:p>
          </table:table-cell>
          <table:table-cell office:value-type="float" office:value="36.297978607449991" table:style-name="ce1">
            <text:p>36.29797861</text:p>
          </table:table-cell>
          <table:table-cell office:value-type="float" office:value="34.932813311549992" table:style-name="ce1">
            <text:p>34.93281331</text:p>
          </table:table-cell>
          <table:table-cell office:value-type="float" office:value="35.763838607949999" table:style-name="ce1">
            <text:p>35.76383861</text:p>
          </table:table-cell>
          <table:table-cell office:value-type="float" office:value="35.679142763099996" table:style-name="ce1">
            <text:p>35.67914276</text:p>
          </table:table-cell>
          <table:table-cell office:value-type="float" office:value="35.8165341423" table:style-name="ce1">
            <text:p>35.81653414</text:p>
          </table:table-cell>
          <table:table-cell office:value-type="float" office:value="35.84926675885" table:style-name="ce1">
            <text:p>35.84926676</text:p>
          </table:table-cell>
          <table:table-cell office:value-type="float" office:value="35.915788757350001" table:style-name="ce1">
            <text:p>35.91578876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2.38814306135" table:style-name="ce1">
            <text:p>32.38814306</text:p>
          </table:table-cell>
          <table:table-cell office:value-type="float" office:value="36.237606137649998" table:style-name="ce1">
            <text:p>36.23760614</text:p>
          </table:table-cell>
          <table:table-cell office:value-type="float" office:value="36.296527669999996" table:style-name="ce1">
            <text:p>36.29652767</text:p>
          </table:table-cell>
          <table:table-cell office:value-type="float" office:value="35.235003115849999" table:style-name="ce1">
            <text:p>35.235003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31.039394160800004" table:style-name="ce1">
            <text:p>31.03939416</text:p>
          </table:table-cell>
          <table:table-cell office:value-type="float" office:value="32.575694643199995" table:style-name="ce1">
            <text:p>32.57569464</text:p>
          </table:table-cell>
          <table:table-cell office:value-type="float" office:value="29.428141730400004" table:style-name="ce1">
            <text:p>29.42814173</text:p>
          </table:table-cell>
          <table:table-cell office:value-type="float" office:value="29.373241865200001" table:style-name="ce1">
            <text:p>29.37324187</text:p>
          </table:table-cell>
          <table:table-cell office:value-type="float" office:value="30.460464714" table:style-name="ce1">
            <text:p>30.46046471</text:p>
          </table:table-cell>
          <table:table-cell office:value-type="float" office:value="31.617586871999997" table:style-name="ce1">
            <text:p>31.61758687</text:p>
          </table:table-cell>
          <table:table-cell office:value-type="float" office:value="23.257121720000001" table:style-name="ce1">
            <text:p>23.25712172</text:p>
          </table:table-cell>
          <table:table-cell office:value-type="float" office:value="33.3058312844" table:style-name="ce1">
            <text:p>33.30583128</text:p>
          </table:table-cell>
          <table:table-cell office:value-type="float" office:value="28.234501815600002" table:style-name="ce1">
            <text:p>28.23450182</text:p>
          </table:table-cell>
          <table:table-cell office:value-type="float" office:value="30.995733287600004" table:style-name="ce1">
            <text:p>30.99573329</text:p>
          </table:table-cell>
          <table:table-cell office:value-type="float" office:value="32.132568920399997" table:style-name="ce1">
            <text:p>32.13256892</text:p>
          </table:table-cell>
          <table:table-cell office:value-type="float" office:value="32.696969940799995" table:style-name="ce1">
            <text:p>32.69696994</text:p>
          </table:table-cell>
          <table:table-cell office:value-type="float" office:value="31.808002135999999" table:style-name="ce1">
            <text:p>31.80800214</text:p>
          </table:table-cell>
          <table:table-cell office:value-type="float" office:value="21.371137139999998" table:style-name="ce1">
            <text:p>21.371137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9783779035999984" table:style-name="ce1">
            <text:p>8.978377904</text:p>
          </table:table-cell>
          <table:table-cell office:value-type="float" office:value="10.5473923176" table:style-name="ce1">
            <text:p>10.54739232</text:p>
          </table:table-cell>
          <table:table-cell office:value-type="float" office:value="32.018392724000002" table:style-name="ce1">
            <text:p>32.01839272</text:p>
          </table:table-cell>
          <table:table-cell office:value-type="float" office:value="31.637853465200003" table:style-name="ce1">
            <text:p>31.63785347</text:p>
          </table:table-cell>
          <table:table-cell office:value-type="float" office:value="24.741565600799998" table:style-name="ce1">
            <text:p>24.7415656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223351734400005" table:style-name="ce1">
            <text:p>24.22335173</text:p>
          </table:table-cell>
          <table:table-cell office:value-type="float" office:value="24.471845994800002" table:style-name="ce1">
            <text:p>24.47184599</text:p>
          </table:table-cell>
          <table:table-cell office:value-type="float" office:value="24.305066407200002" table:style-name="ce1">
            <text:p>24.30506641</text:p>
          </table:table-cell>
          <table:table-cell office:value-type="float" office:value="24.125141636799999" table:style-name="ce1">
            <text:p>24.12514164</text:p>
          </table:table-cell>
          <table:table-cell office:value-type="float" office:value="24.105801830800001" table:style-name="ce1">
            <text:p>24.10580183</text:p>
          </table:table-cell>
          <table:table-cell office:value-type="float" office:value="24.397492167600003" table:style-name="ce1">
            <text:p>24.39749217</text:p>
          </table:table-cell>
          <table:table-cell office:value-type="float" office:value="24.488362525599999" table:style-name="ce1">
            <text:p>24.48836253</text:p>
          </table:table-cell>
          <table:table-cell office:value-type="float" office:value="24.531861015600001" table:style-name="ce1">
            <text:p>24.53186102</text:p>
          </table:table-cell>
          <table:table-cell office:value-type="float" office:value="24.448250560400002" table:style-name="ce1">
            <text:p>24.44825056</text:p>
          </table:table-cell>
          <table:table-cell office:value-type="float" office:value="24.345573603600002" table:style-name="ce1">
            <text:p>24.3455736</text:p>
          </table:table-cell>
          <table:table-cell office:value-type="float" office:value="24.115159352800003" table:style-name="ce1">
            <text:p>24.11515935</text:p>
          </table:table-cell>
          <table:table-cell office:value-type="float" office:value="24.179194322400001" table:style-name="ce1">
            <text:p>24.17919432</text:p>
          </table:table-cell>
          <table:table-cell office:value-type="float" office:value="24.233722978799999" table:style-name="ce1">
            <text:p>24.23372298</text:p>
          </table:table-cell>
          <table:table-cell office:value-type="float" office:value="24.470811678799997" table:style-name="ce1">
            <text:p>24.47081168</text:p>
          </table:table-cell>
          <table:table-cell office:value-type="float" office:value="25.129714915199997" table:style-name="ce1">
            <text:p>25.12971492</text:p>
          </table:table-cell>
          <table:table-cell office:value-type="float" office:value="25.131004601600001" table:style-name="ce1">
            <text:p>25.1310046</text:p>
          </table:table-cell>
          <table:table-cell office:value-type="float" office:value="25.048199614800005" table:style-name="ce1">
            <text:p>25.04819961</text:p>
          </table:table-cell>
          <table:table-cell office:value-type="float" office:value="24.579230297200002" table:style-name="ce1">
            <text:p>24.5792303</text:p>
          </table:table-cell>
          <table:table-cell office:value-type="float" office:value="24.494718872000004" table:style-name="ce1">
            <text:p>24.49471887</text:p>
          </table:table-cell>
          <table:table-cell office:value-type="float" office:value="24.495374426800002" table:style-name="ce1">
            <text:p>24.49537443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21:28Z</dc:date>
  </office:meta>
</office:document-meta>
</file>